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535in" table:align="left"/>
    </style:style>
    <style:style style:name="Table1.A" style:family="table-column">
      <style:table-column-properties style:column-width="0.7736in"/>
    </style:style>
    <style:style style:name="Table1.B" style:family="table-column">
      <style:table-column-properties style:column-width="3.266in"/>
    </style:style>
    <style:style style:name="Table1.C" style:family="table-column">
      <style:table-column-properties style:column-width="1.5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243in" table:align="left"/>
    </style:style>
    <style:style style:name="Table2.A" style:family="table-column">
      <style:table-column-properties style:column-width="2.6806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1.0993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: Executive Summary</text:h>
      <text:p text:style-name="P2"><text:span text:style-name="Strong_20_Emphasis">One-Page Overview for Investors</text:span><text:line-break/><text:span text:style-name="Strong_20_Emphasis">Date:</text:span> November 18, 2025<text:line-break/><text:span text:style-name="Strong_20_Emphasis">Founder:</text:span> Meir Niv<text:line-break/><text:span text:style-name="Strong_20_Emphasis">Ask:</text:span> $8M Seed Round</text:p>
      <text:p text:style-name="P3"/>
      <text:h text:style-name="P4" text:outline-level="2">The Opportunity: Own the OS Layer for Humanoid Robotics</text:h>
      <text:p text:style-name="P2"><text:span text:style-name="Strong_20_Emphasis">The Thesis:</text:span><text:line-break/>Just as Android captured 80% of smartphone value (not hardware manufacturers), <text:span text:style-name="Strong_20_Emphasis">the humanoid robotics OS will capture the majority of a multi-trillion dollar market.</text:span> RoboChef is the killer app that proves the platform works.</text:p>
      <text:p text:style-name="P2"><text:span text:style-name="Strong_20_Emphasis">Market Size:</text:span></text:p>
      <text:list text:style-name="L1">
        <text:list-item>
          <text:p text:style-name="P5">2025-2030: Military &amp; Industrial ($70-240B) </text:p>
        </text:list-item>
        <text:list-item>
          <text:p text:style-name="P5">2030-2035: Commercial Services ($400-800B) </text:p>
        </text:list-item>
        <text:list-item>
          <text:p text:style-name="P6">2035-2040: Consumer Mass Market ($1.5-4T) </text:p>
        </text:list-item>
      </text:list>
      <text:p text:style-name="P2"><text:span text:style-name="Strong_20_Emphasis">The Platform Play:</text:span><text:line-break/>RoboChef (cooking) → HOS Platform (runs on ALL humanoids) → Trillion-dollar ecosystem</text:p>
      <text:p text:style-name="P3"/>
      <text:h text:style-name="P4" text:outline-level="2">The Product: RoboChef</text:h>
      <text:p text:style-name="P2"><text:span text:style-name="Strong_20_Emphasis">What It Is:</text:span><text:line-break/>Humanoid robotic chef with <text:span text:style-name="Strong_20_Emphasis">patent-protected encrypted ingredient authorization system</text:span>. Robot refuses to cook unless ingredients have valid authorization codes (daily-rotating encryption keys).</text:p>
      <text:p text:style-name="P2"><text:span text:style-name="Strong_20_Emphasis">Why It Wins:</text:span></text:p>
      <text:list text:style-name="L2">
        <text:list-item>
          <text:p text:style-name="P7">✅ <text:span text:style-name="Strong_20_Emphasis">Recurring revenue:</text:span> Hardware + ingredient subscriptions (razor-blade model) </text:p>
        </text:list-item>
        <text:list-item>
          <text:p text:style-name="P7">✅ <text:span text:style-name="Strong_20_Emphasis">IP moat:</text:span> Patent-protected encrypted authorization (filed Nov 2025) </text:p>
        </text:list-item>
        <text:list-item>
          <text:p text:style-name="P7">✅ <text:span text:style-name="Strong_20_Emphasis">Unit economics:</text:span> 3-month payback, $1M lifetime value per restaurant </text:p>
        </text:list-item>
        <text:list-item>
          <text:p text:style-name="P8">✅ <text:span text:style-name="Strong_20_Emphasis">Clear market need:</text:span> Restaurant labor shortage, rising wages, food safety </text:p>
        </text:list-item>
      </text:list>
      <text:p text:style-name="P2"><text:span text:style-name="Strong_20_Emphasis">Business Model:</text:span></text:p>
      <text:list text:style-name="L3">
        <text:list-item>
          <text:p text:style-name="P9">Hardware: $75K-150K per unit (sell or lease) </text:p>
        </text:list-item>
        <text:list-item>
          <text:p text:style-name="P9">Ingredients: $50/meal × 50 meals/day = $75K/month per restaurant </text:p>
        </text:list-item>
        <text:list-item>
          <text:p text:style-name="P9">Gross margin: 35% on ingredients = $26K/month profit per location </text:p>
        </text:list-item>
        <text:list-item>
          <text:p text:style-name="P10">Platform fees: Authorization codes, recipe subscriptions, enterprise licensing </text:p>
        </text:list-item>
      </text:list>
      <text:p text:style-name="P3"/>
      <text:h text:style-name="P4" text:outline-level="2">Proven Execution: AIMn Trading System</text:h>
      <text:p text:style-name="P2"><text:span text:style-name="Strong_20_Emphasis">Live Performance (Verified Data):</text:span></text:p>
      <text:list text:style-name="L4">
        <text:list-item>
          <text:p text:style-name="P11"><text:span text:style-name="Strong_20_Emphasis">meirniv.pythonanywhere.com/orders</text:span> </text:p>
        </text:list-item>
        <text:list-item>
          <text:p text:style-name="P11">200 completed trades across stocks, crypto, futures </text:p>
        </text:list-item>
        <text:list-item>
          <text:p text:style-name="P11"><text:span text:style-name="Strong_20_Emphasis">403% cumulative P&amp;L</text:span> ($4,038 profit) </text:p>
        </text:list-item>
        <text:list-item>
          <text:p text:style-name="P11"><text:span text:style-name="Strong_20_Emphasis">99% win rate</text:span> (only 2 minor losses) </text:p>
        </text:list-item>
        <text:list-item>
          <text:p text:style-name="P11">Operating TODAY (last trade: hours ago) </text:p>
        </text:list-item>
        <text:list-item>
          <text:p text:style-name="P12">Built using <text:span text:style-name="Strong_20_Emphasis">AI-native development</text:span> (10x faster than traditional methods) </text:p>
        </text:list-item>
      </text:list>
      <text:p text:style-name="P2"><text:span text:style-name="Strong_20_Emphasis">What This Proves:</text:span></text:p>
      <text:list text:style-name="L5">
        <text:list-item>
          <text:p text:style-name="P13">✅ Founder ships production systems (not just ideas) </text:p>
        </text:list-item>
        <text:list-item>
          <text:p text:style-name="P13">✅ AI-assisted development works at scale (proven methodology) </text:p>
        </text:list-item>
        <text:list-item>
          <text:p text:style-name="P13">✅ Unoptimized system is profitable (robust, room for improvement) </text:p>
        </text:list-item>
        <text:list-item>
          <text:p text:style-name="P14">✅ Same approach will build RoboChef in 18 months (not 5 years) </text:p>
        </text:list-item>
      </text:list>
      <text:p text:style-name="P3"/>
      <text:h text:style-name="P4" text:outline-level="2">Competitive Advantage</text:h>
      <text:p text:style-name="P2"><text:span text:style-name="Strong_20_Emphasis">vs. Hardware Companies (Tesla, Figure, Chinese manufacturers):</text:span></text:p>
      <text:list text:style-name="L6">
        <text:list-item>
          <text:p text:style-name="P15">They build humanoid bodies (10-20% margins, one-time revenue) </text:p>
        </text:list-item>
        <text:list-item>
          <text:p text:style-name="P15">We build the OS (60-80% margins, recurring revenue, network effects) </text:p>
        </text:list-item>
        <text:list-item>
          <text:p text:style-name="P16"><text:span text:style-name="Strong_20_Emphasis">OS layer captures 5-10x more value than hardware</text:span> (Microsoft &gt; Dell, Google &gt; Samsung) </text:p>
        </text:list-item>
      </text:list>
      <text:p text:style-name="P2"><text:span text:style-name="Strong_20_Emphasis">vs. Traditional Robotics Startups:</text:span></text:p>
      <text:list text:style-name="L7">
        <text:list-item>
          <text:p text:style-name="P17">They: 5 years, $25M to first revenue, academic approach </text:p>
        </text:list-item>
        <text:list-item>
          <text:p text:style-name="P17">Us: 18 months, $8M to $1M revenue, AI-native speed advantage </text:p>
        </text:list-item>
        <text:list-item>
          <text:p text:style-name="P18"><text:span text:style-name="Strong_20_Emphasis">8x more capital efficient, 3x faster to market</text:span> </text:p>
        </text:list-item>
      </text:list>
      <text:p text:style-name="P2"><text:soft-page-break/><text:span text:style-name="Strong_20_Emphasis">vs. Existing OS Efforts (ROS, proprietary systems):</text:span></text:p>
      <text:list text:style-name="L8">
        <text:list-item>
          <text:p text:style-name="P19">They: Fragmented, not purpose-built for humanoids, no business model </text:p>
        </text:list-item>
        <text:list-item>
          <text:p text:style-name="P19">Us: Purpose-built HOS, open ecosystem, recurring revenue from day 1 </text:p>
        </text:list-item>
        <text:list-item>
          <text:p text:style-name="P20"><text:span text:style-name="Strong_20_Emphasis">First-mover advantage: 18-24 month window to become standard</text:span> </text:p>
        </text:list-item>
      </text:list>
      <text:p text:style-name="P3"/>
      <text:h text:style-name="P4" text:outline-level="2">The Investment</text:h>
      <text:p text:style-name="P2"><text:span text:style-name="Strong_20_Emphasis">Ask:</text:span> $8,000,000 seed round<text:line-break/><text:span text:style-name="Strong_20_Emphasis">Valuation:</text:span> $15M pre-money, $23M post-money<text:line-break/><text:span text:style-name="Strong_20_Emphasis">Investor Equity:</text:span> 34.8%<text:line-break/><text:span text:style-name="Strong_20_Emphasis">Use of Funds:</text:span></text:p>
      <text:list text:style-name="L9">
        <text:list-item>
          <text:p text:style-name="P21">$3M: Hardware &amp; prototyping (3 RoboChef units) </text:p>
        </text:list-item>
        <text:list-item>
          <text:p text:style-name="P21">$2M: Team (12-15 people, 18 months) </text:p>
        </text:list-item>
        <text:list-item>
          <text:p text:style-name="P21">$2M: Pilot deployments (3 restaurants) </text:p>
        </text:list-item>
        <text:list-item>
          <text:p text:style-name="P22">$1M: Operations (legal, facilities, business development) </text:p>
        </text:list-item>
      </text:list>
      <text:p text:style-name="P2"><text:span text:style-name="Strong_20_Emphasis">18-Month Milestone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onth 6</text:span></text:p>
          </table:table-cell>
          <table:table-cell table:style-name="Table1.A1" office:value-type="string">
            <text:p text:style-name="Table_20_Contents">Functional prototype, 5 dishes, first pilot signed</text:p>
          </table:table-cell>
          <table:table-cell table:style-name="Table1.A1" office:value-type="string">
            <text:p text:style-name="Table_20_Contents">$30-40M (1.3-1.7x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th 12</text:span></text:p>
          </table:table-cell>
          <table:table-cell table:style-name="Table1.A1" office:value-type="string">
            <text:p text:style-name="Table_20_Contents">3 pilots live, 20+ dishes, $210K revenue</text:p>
          </table:table-cell>
          <table:table-cell table:style-name="Table1.A1" office:value-type="string">
            <text:p text:style-name="Table_20_Contents">$60-80M (2.6-3.5x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th 18</text:span></text:p>
          </table:table-cell>
          <table:table-cell table:style-name="Table1.A1" office:value-type="string">
            <text:p text:style-name="Table_20_Contents">$1M revenue, 10+ pipeline, Series A ready</text:p>
          </table:table-cell>
          <table:table-cell table:style-name="Table1.A1" office:value-type="string">
            <text:p text:style-name="Table_20_Contents">$80-150M (3.5-6.5x)</text:p>
          </table:table-cell>
        </table:table-row>
      </table:table>
      <text:p text:style-name="P2"><text:span text:style-name="Strong_20_Emphasis">Series A Target (Month 18-20):</text:span></text:p>
      <text:list text:style-name="L10">
        <text:list-item>
          <text:p text:style-name="P23">Raise: $20-50M at $80-150M pre-money valuation </text:p>
        </text:list-item>
        <text:list-item>
          <text:p text:style-name="P24"><text:span text:style-name="Strong_20_Emphasis">Seed investor markup: 3.5-6.5x in 18 months</text:span> </text:p>
        </text:list-item>
      </text:list>
      <text:p text:style-name="P3"/>
      <text:h text:style-name="P4" text:outline-level="2">Financial Highlights</text:h>
      <text:p text:style-name="P2"><text:span text:style-name="Strong_20_Emphasis">Unit Economics (Per Restaurant):</text:span></text:p>
      <text:list text:style-name="L11">
        <text:list-item>
          <text:p text:style-name="P25">Monthly revenue: $75,000 (50 meals/day × $50/meal) </text:p>
        </text:list-item>
        <text:list-item>
          <text:p text:style-name="P25">Gross profit: $26,250/month (35% margin) </text:p>
        </text:list-item>
        <text:list-item>
          <text:p text:style-name="P25">Annual gross profit: $315,000 </text:p>
        </text:list-item>
        <text:list-item>
          <text:p text:style-name="P25">Hardware payback: 3 months (if sold) or immediate (if leased) </text:p>
        </text:list-item>
        <text:list-item>
          <text:p text:style-name="P26"><text:span text:style-name="Strong_20_Emphasis">Lifetime value: $1M+ per restaurant</text:span> </text:p>
        </text:list-item>
      </text:list>
      <text:p text:style-name="P2"><text:span text:style-name="Strong_20_Emphasis">18-Month Projections:</text:span></text:p>
      <text:list text:style-name="L12">
        <text:list-item>
          <text:p text:style-name="P27">Cumulative revenue: $1M+ (3 restaurant pilots) </text:p>
        </text:list-item>
        <text:list-item>
          <text:p text:style-name="P27">Annual run-rate (month 18): $1.6M revenue, $567K gross profit </text:p>
        </text:list-item>
        <text:list-item>
          <text:p text:style-name="P27">Monthly burn: $444K average </text:p>
        </text:list-item>
        <text:list-item>
          <text:p text:style-name="P28">Runway: 18 months to Series A </text:p>
        </text:list-item>
      </text:list>
      <text:p text:style-name="P2"><text:span text:style-name="Strong_20_Emphasis">Path to Profitability (Post-Series A):</text:span></text:p>
      <text:list text:style-name="L13">
        <text:list-item>
          <text:p text:style-name="P29">Break-even: ~40 restaurants deployed </text:p>
        </text:list-item>
        <text:list-item>
          <text:p text:style-name="P29">Timeline: 18-20 months after Series A </text:p>
        </text:list-item>
        <text:list-item>
          <text:p text:style-name="P30">Total time: 3-3.5 years from seed (exceptional for robotics) </text:p>
        </text:list-item>
      </text:list>
      <text:p text:style-name="P3"/>
      <text:h text:style-name="P4" text:outline-level="2">Returns Analysis</text:h>
      <text:p text:style-name="P2"><text:span text:style-name="Strong_20_Emphasis">Exit Scenarios (5-7 year horizon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ation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onservative</text:span> (RoboChef only)</text:p>
          </table:table-cell>
          <table:table-cell table:style-name="Table2.A1" office:value-type="string">
            <text:p text:style-name="Table_20_Contents">20%</text:p>
          </table:table-cell>
          <table:table-cell table:style-name="Table2.A1" office:value-type="string">
            <text:p text:style-name="Table_20_Contents">$300M</text:p>
          </table:table-cell>
          <table:table-cell table:style-name="Table2.A1" office:value-type="string">
            <text:p text:style-name="Table_20_Contents">$104M</text:p>
          </table:table-cell>
          <table:table-cell table:style-name="Table2.A1" office:value-type="string">
            <text:p text:style-name="Table_20_Contents">13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 Case</text:span> (RoboChef + HOS interest)</text:p>
          </table:table-cell>
          <table:table-cell table:style-name="Table2.A1" office:value-type="string">
            <text:p text:style-name="Table_20_Contents">60%</text:p>
          </table:table-cell>
          <table:table-cell table:style-name="Table2.A1" office:value-type="string">
            <text:p text:style-name="Table_20_Contents">$2B</text:p>
          </table:table-cell>
          <table:table-cell table:style-name="Table2.A1" office:value-type="string">
            <text:p text:style-name="Table_20_Contents">$696M</text:p>
          </table:table-cell>
          <table:table-cell table:style-name="Table2.A1" office:value-type="string">
            <text:p text:style-name="Table_20_Contents">8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ptimistic</text:span> (HOS becomes standard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10B</text:p>
          </table:table-cell>
          <table:table-cell table:style-name="Table2.A1" office:value-type="string">
            <text:p text:style-name="Table_20_Contents">$3.48B</text:p>
          </table:table-cell>
          <table:table-cell table:style-name="Table2.A1" office:value-type="string">
            <text:p text:style-name="Table_20_Contents">435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 success)</text:p>
          </table:table-cell>
          <table:table-cell table:style-name="Table2.A1" office:value-type="string">
            <text:p text:style-name="Table_20_Contents">5%</text:p>
          </table:table-cell>
          <table:table-cell table:style-name="Table2.A1" office:value-type="string">
            <text:p text:style-name="Table_20_Contents">$50B+</text:p>
          </table:table-cell>
          <table:table-cell table:style-name="Table2.A1" office:value-type="string">
            <text:p text:style-name="Table_20_Contents">$17.4B+</text:p>
          </table:table-cell>
          <table:table-cell table:style-name="Table2.A1" office:value-type="string">
            <text:p text:style-name="Table_20_Contents">2,175x+</text:p>
          </table:table-cell>
        </table:table-row>
      </table:table>
      <text:p text:style-name="P2"><text:span text:style-name="Strong_20_Emphasis">Risk-Adjusted Expected Return:</text:span> 60-90x over 5-7 years</text:p>
      <text:p text:style-name="P2"><text:span text:style-name="Strong_20_Emphasis">Series A Markup (18 months):</text:span> 3.5-6.5x (base case), up to 8.7x (best case)</text:p>
      <text:p text:style-name="P3"/>
      <text:h text:style-name="P4" text:outline-level="2"><text:soft-page-break/>Why Now?</text:h>
      <text:p text:style-name="P2"><text:span text:style-name="Strong_20_Emphasis">Market Timing:</text:span></text:p>
      <text:list text:style-name="L14">
        <text:list-item>
          <text:p text:style-name="P31">✅ Restaurant labor shortage (post-COVID, rising wages) </text:p>
        </text:list-item>
        <text:list-item>
          <text:p text:style-name="P31">✅ Humanoid hardware ready (Tesla, Figure, Unitree shipping soon) </text:p>
        </text:list-item>
        <text:list-item>
          <text:p text:style-name="P31">✅ No dominant OS exists yet (18-24 month first-mover window) </text:p>
        </text:list-item>
        <text:list-item>
          <text:p text:style-name="P32">✅ AI enables fast development (my competitive advantage) </text:p>
        </text:list-item>
      </text:list>
      <text:p text:style-name="P2"><text:span text:style-name="Strong_20_Emphasis">Competitive Timing:</text:span></text:p>
      <text:list text:style-name="L15">
        <text:list-item>
          <text:p text:style-name="P33">✅ Hardware companies don't see the OS opportunity yet </text:p>
        </text:list-item>
        <text:list-item>
          <text:p text:style-name="P33">✅ Traditional robotics too slow (5-year development cycles) </text:p>
        </text:list-item>
        <text:list-item>
          <text:p text:style-name="P34">✅ Window closing fast (China aggressively pursuing humanoid leadership) </text:p>
        </text:list-item>
      </text:list>
      <text:p text:style-name="P2"><text:span text:style-name="Strong_20_Emphasis">"The best time to invest in a platform is before everyone realizes it's a platform."</text:span></text:p>
      <text:p text:style-name="P3"/>
      <text:h text:style-name="P4" text:outline-level="2">Team</text:h>
      <text:p text:style-name="P2"><text:span text:style-name="Strong_20_Emphasis">Founder/CEO: Meir Niv</text:span></text:p>
      <text:list text:style-name="L16">
        <text:list-item>
          <text:p text:style-name="P35">45+ years software/hardware engineering </text:p>
        </text:list-item>
        <text:list-item>
          <text:p text:style-name="P35">AI-native development expertise (proven with AIMn system) </text:p>
        </text:list-item>
        <text:list-item>
          <text:p text:style-name="P35">Pattern recognition across 4 tech waves: PC, Internet, Mobile, Robotics </text:p>
        </text:list-item>
        <text:list-item>
          <text:p text:style-name="P36">Understands platform economics (OS &gt; hardware) </text:p>
        </text:list-item>
      </text:list>
      <text:p text:style-name="P2"><text:span text:style-name="Strong_20_Emphasis">Key Hires (Funded by Seed):</text:span></text:p>
      <text:list text:style-name="L17">
        <text:list-item>
          <text:p text:style-name="P37">CTO: Robotics expert, proven product shipper, leadership experience </text:p>
        </text:list-item>
        <text:list-item>
          <text:p text:style-name="P37">Head of HR: Experienced talent acquisition (founder's granddaughter) </text:p>
        </text:list-item>
        <text:list-item>
          <text:p text:style-name="P37">5-7 Robotics Engineers: Locomotion, manipulation, sensors </text:p>
        </text:list-item>
        <text:list-item>
          <text:p text:style-name="P37">3-4 AI/ML Engineers: Vision, planning, learning </text:p>
        </text:list-item>
        <text:list-item>
          <text:p text:style-name="P38">2 Food Scientists: Recipe development, safety </text:p>
        </text:list-item>
      </text:list>
      <text:p text:style-name="P2"><text:span text:style-name="Strong_20_Emphasis">Culture:</text:span> Ship fast, iterate, learn (not academic perfectionism)</text:p>
      <text:p text:style-name="P3"/>
      <text:h text:style-name="P4" text:outline-level="2">Risk Mitigation</text:h>
      <text:p text:style-name="P2"><text:span text:style-name="Strong_20_Emphasis">Technical:</text:span> Partner with existing humanoid manufacturers, start with simple tasks, iterate based on real data</text:p>
      <text:p text:style-name="P2"><text:span text:style-name="Strong_20_Emphasis">Market:</text:span> Multiple verticals (restaurants, hotels, corporate), lease model reduces adoption barrier, government (military) demand</text:p>
      <text:p text:style-name="P2"><text:span text:style-name="Strong_20_Emphasis">Financial:</text:span> 18-month runway, clear milestones at 6/12 months, can raise bridge if needed, lean team with equity compensation</text:p>
      <text:p text:style-name="P2"><text:span text:style-name="Strong_20_Emphasis">Execution:</text:span> Remote hiring (global talent), proven founder (AIMn system), pragmatic approach (80% solution, not perfection)</text:p>
      <text:p text:style-name="P3"/>
      <text:h text:style-name="P4" text:outline-level="2">Why This Investment?</text:h>
      <text:p text:style-name="P2">✅ <text:span text:style-name="Strong_20_Emphasis">Proven Founder:</text:span> AIMn system (403% P&amp;L) shows execution capability<text:line-break/>✅ <text:span text:style-name="Strong_20_Emphasis">Capital Efficient:</text:span> 8x better than typical robotics startup<text:line-break/>✅ <text:span text:style-name="Strong_20_Emphasis">Fast to Revenue:</text:span> $1M in 18 months vs 3-5 years industry standard<text:line-break/>✅ <text:span text:style-name="Strong_20_Emphasis">Strong Unit Economics:</text:span> 3-month payback, 40:1 LTV:CAC<text:line-break/>✅ <text:span text:style-name="Strong_20_Emphasis">IP Protection:</text:span> Patent on encrypted ingredients creates moat<text:line-break/>✅ <text:span text:style-name="Strong_20_Emphasis">Multiple Exit Paths:</text:span> RoboChef alone (13x+) or HOS platform (100x+)<text:line-break/>✅ <text:span text:style-name="Strong_20_Emphasis">Market Timing:</text:span> Restaurant labor crisis, humanoid hardware ready NOW<text:line-break/>✅ <text:span text:style-name="Strong_20_Emphasis">Platform Potential:</text:span> OS layer in trillion-dollar market</text:p>
      <text:p text:style-name="P2"><text:span text:style-name="Strong_20_Emphasis">The Pattern:</text:span> Microsoft (PC OS), Google (Mobile OS), [You] (Humanoid OS)</text:p>
      <text:p text:style-name="P2"><text:span text:style-name="Strong_20_Emphasis">This is the Android moment for robotics. Are you in?</text:span></text:p>
      <text:p text:style-name="P3"/>
      <text:h text:style-name="P4" text:outline-level="2">Next Steps</text:h>
      <text:p text:style-name="P2"><text:span text:style-name="Strong_20_Emphasis">For Interested Investors:</text:span></text:p>
      <text:list text:style-name="L18">
        <text:list-item>
          <text:p text:style-name="P39"><text:span text:style-name="Strong_20_Emphasis">Deep Dive Meeting</text:span> (2 hours)</text:p>
          <text:list>
            <text:list-item>
              <text:p text:style-name="P40">Live AIMn system demo </text:p>
            </text:list-item>
            <text:list-item>
              <text:p text:style-name="P40">RoboChef patent walkthrough </text:p>
            </text:list-item>
            <text:list-item>
              <text:p text:style-name="P40">HOS platform vision </text:p>
            </text:list-item>
            <text:list-item>
              <text:p text:style-name="P40">Team &amp; execution plan </text:p>
            </text:list-item>
          </text:list>
        </text:list-item>
        <text:list-item>
          <text:p text:style-name="P39"><text:span text:style-name="Strong_20_Emphasis">Due Diligence</text:span></text:p>
          <text:list>
            <text:list-item>
              <text:p text:style-name="P40">Technical review (bring robotics/AI experts) </text:p>
            </text:list-item>
            <text:list-item>
              <text:p text:style-name="P40"><text:soft-page-break/>Reference calls </text:p>
            </text:list-item>
            <text:list-item>
              <text:p text:style-name="P40">Financial model deep dive </text:p>
            </text:list-item>
          </text:list>
        </text:list-item>
        <text:list-item>
          <text:p text:style-name="P39"><text:span text:style-name="Strong_20_Emphasis">Term Sheet Discussion</text:span></text:p>
          <text:list>
            <text:list-item>
              <text:p text:style-name="P40">If mutual interest </text:p>
            </text:list-item>
            <text:list-item>
              <text:p text:style-name="P39">Target close: 4-6 weeks </text:p>
            </text:list-item>
          </text:list>
        </text:list-item>
      </text:list>
      <text:p text:style-name="P2"><text:span text:style-name="Strong_20_Emphasis">Contact:</text:span> [Your details to be added]</text:p>
      <text:p text:style-name="P3"/>
      <text:p text:style-name="P2"><text:span text:style-name="Strong_20_Emphasis">Key Documents Available:</text:span></text:p>
      <text:list text:style-name="L19">
        <text:list-item>
          <text:p text:style-name="P41">Full business plan (2 versions: Israeli VCs, Silicon Valley VCs) </text:p>
        </text:list-item>
        <text:list-item>
          <text:p text:style-name="P41">RoboChef provisional patent application (45 pages) </text:p>
        </text:list-item>
        <text:list-item>
          <text:p text:style-name="P41">HOS strategic vision document (45 pages) </text:p>
        </text:list-item>
        <text:list-item>
          <text:p text:style-name="P41">Detailed 18-month financial model </text:p>
        </text:list-item>
        <text:list-item>
          <text:p text:style-name="P42">AIMn system live access &amp; performance data </text:p>
        </text:list-item>
      </text:list>
      <text:p text:style-name="P3"/>
      <text:p text:style-name="P2"><text:span text:style-name="Strong_20_Emphasis">"In 2005, Google bought Android for $50M. Today it's worth $200B+.</text:span><text:line-break/><text:span text:style-name="Strong_20_Emphasis">The humanoid OS opportunity is bigger. And the window is NOW."</text:span></text:p>
      <text:p text:style-name="P2"><text:span text:style-name="Strong_20_Emphasis">- Meir Niv, Founder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07:55.485083300</meta:creation-date>
    <dc:date>2025-11-18T11:10:58.513396900</dc:date>
    <meta:editing-duration>PT3M3S</meta:editing-duration>
    <meta:editing-cycles>1</meta:editing-cycles>
    <meta:document-statistic meta:table-count="2" meta:image-count="0" meta:object-count="0" meta:page-count="4" meta:paragraph-count="170" meta:word-count="1162" meta:character-count="7690" meta:non-whitespace-character-count="6701"/>
    <meta:generator>LibreOffice/25.8.2.2$Windows_X86_64 LibreOffice_project/d401f2107ccab8f924a8e2df40f573aab7605b6f</meta:generator>
  </office:meta>
</office:document-meta>
</file>